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22.86cm">
          <text:p text:style-name="P4"/>
        </draw:line>
        <draw:frame draw:style-name="gr3" draw:text-style-name="P5" draw:layer="layout" svg:width="5.08cm" svg:height="11.627cm" svg:x="0.635cm" svg:y="11.233cm">
          <draw:text-box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+ -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 Seconds</text:span></text:p>
            <text:p text:style-name="P4"><text:span text:style-name="T2">addWeeks</text:span></text:p>
            <text:p text:style-name="P4"><text:span text:style-name="T2">addYears</text:span></text:p>
            <text:p text:style-name="P4"><text:span text:style-name="T2">baseDate</text:span></text:p>
            <text:p text:style-name="P4"><text:span text:style-name="T2">civilTime</text:span></text:p>
            <text:p text:style-name="P4"><text:span text:style-name="T2">compareTo</text:span></text:p>
            <text:p text:style-name="P4"><text:span text:style-name="T2">date</text:span></text:p>
            <text:p text:style-name="P4"><text:span text:style-name="T2">day</text:span></text:p>
            <text:p text:style-name="P4"><text:span text:style-name="T2">dayMicroseconds</text:span></text:p>
            <text:p text:style-name="P4"><text:span text:style-name="T2">dayMinutes</text:span></text:p>
            <text:p text:style-name="P4"><text:span text:style-name="T2">dayName</text:span></text:p>
            <text:p text:style-name="P4"><text:span text:style-name="T2">daySeconds</text:span></text:p>
            <text:p text:style-name="P4"><text:span text:style-name="T2">daysInMonth</text:span></text:p>
            <text:p text:style-name="P4"><text:span text:style-name="T2">daysInYear</text:span></text:p>
            <text:p text:style-name="P4"><text:span text:style-name="T2">elapsed</text:span></text:p>
            <text:p text:style-name="P4"><text:span text:style-name="T2">europeanDate</text:span></text:p>
          </draw:text-box>
        </draw:frame>
        <draw:line draw:style-name="gr2" draw:text-style-name="P3" draw:layer="layout" svg:x1="15.24cm" svg:y1="22.86cm" svg:x2="0.635cm" svg:y2="22.86cm">
          <text:p text:style-name="P4"/>
        </draw:line>
        <draw:custom-shape draw:style-name="gr1" draw:text-style-name="P2" draw:layer="layout" svg:width="14.605cm" svg:height="0.635cm" svg:x="0.635cm" svg:y="1.905cm">
          <text:p text:style-name="P1"><text:span text:style-name="T1">DateTi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 text:style-name="P4"/>
        </draw:line>
        <draw:frame draw:style-name="gr4" draw:text-style-name="P5" draw:layer="layout" svg:width="6.35cm" svg:height="6.887cm" svg:x="0.599cm" svg:y="3.533cm">
          <draw:text-box>
            <text:p text:style-name="P4"><text:span text:style-name="T2">fromBaseDate</text:span></text:p>
            <text:p text:style-name="P4"><text:span text:style-name="T2">fromCivilTime</text:span></text:p>
            <text:p text:style-name="P4"><text:span text:style-name="T2">fromEuropeanDate</text:span></text:p>
            <text:p text:style-name="P4"><text:span text:style-name="T2">fromIsoDate</text:span></text:p>
            <text:p text:style-name="P4"><text:span text:style-name="T2">fromLongTime</text:span></text:p>
            <text:p text:style-name="P4"><text:span text:style-name="T2">fromNormalDate</text:span></text:p>
            <text:p text:style-name="P4"><text:span text:style-name="T2">fromNormalTime</text:span></text:p>
            <text:p text:style-name="P4"><text:span text:style-name="T2">fromOrderedDate</text:span></text:p>
            <text:p text:style-name="P4"><text:span text:style-name="T2">fromStandardDate</text:span></text:p>
            <text:p text:style-name="P4"><text:span text:style-name="T2">fromTicks</text:span></text:p>
            <text:p text:style-name="P4"><text:span text:style-name="T2">fromUsaDate</text:span></text:p>
            <text:p text:style-name="P4"><text:span text:style-name="T2">maxDate</text:span></text:p>
            <text:p text:style-name="P4"><text:span text:style-name="T2">minDate</text:span></text:p>
            <text:p text:style-name="P4"><text:span text:style-name="T2">today</text:span></text:p>
          </draw:text-box>
        </draw:frame>
        <draw:line draw:style-name="gr2" draw:text-style-name="P3" draw:layer="layout" svg:x1="0.635cm" svg:y1="10.795cm" svg:x2="5.715cm" svg:y2="10.795cm">
          <text:p text:style-name="P4"/>
        </draw:lin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frame draw:style-name="gr3" draw:text-style-name="P5" draw:layer="layout" svg:width="5.08cm" svg:height="11.627cm" svg:x="5.715cm" svg:y="11.233cm">
          <draw:text-box>
            <text:p text:style-name="P4"><text:span text:style-name="T2">fullDate</text:span></text:p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isLeapYear</text:span></text:p>
            <text:p text:style-name="P4"><text:span text:style-name="T2">isoDate</text:span></text:p>
            <text:p text:style-name="P4"><text:span text:style-name="T2">languageDate</text:span></text:p>
            <text:p text:style-name="P4"><text:span text:style-name="T2">longTime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month</text:span></text:p>
            <text:p text:style-name="P4"><text:span text:style-name="T2">monthName</text:span></text:p>
            <text:p text:style-name="P4"><text:span text:style-name="T2">normalDate</text:span></text:p>
            <text:p text:style-name="P4"><text:span text:style-name="T2">normalTime</text:span></text:p>
            <text:p text:style-name="P4"><text:span text:style-name="T2">orderedDate</text:span></text:p>
            <text:p text:style-name="P4"><text:span text:style-name="T2">seconds</text:span></text:p>
            <text:p text:style-name="P4"><text:span text:style-name="T2">string</text:span></text:p>
            <text:p text:style-name="P4"><text:span text:style-name="T2">standardDate</text:span></text:p>
            <text:p text:style-name="P4"><text:span text:style-name="T2">ticks</text:span></text:p>
            <text:p text:style-name="P4"><text:span text:style-name="T2">timeOfDay</text:span></text:p>
            <text:p text:style-name="P4"><text:span text:style-name="T2">usaDate</text:span></text:p>
            <text:p text:style-name="P4"><text:span text:style-name="T2">year</text:span></text:p>
            <text:p text:style-name="P4"><text:span text:style-name="T2">yearDay</text:span></text:p>
            <text:p text:style-name="P4"><text:span text:style-name="T2">yearWeek</text:span></text:p>
          </draw:text-box>
        </draw:frame>
        <draw:custom-shape draw:style-name="gr1" draw:text-style-name="P2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1.43cm" svg:x2="5.715cm" svg:y2="22.86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10-10T16:22:12</dc:date>
    <dc:language>en-US</dc:language>
    <meta:editing-cycles>14</meta:editing-cycles>
    <meta:editing-duration>PT1H56M4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